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DC000000C8AEE9409183619C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7.59cm" style:rel-column-width="6553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officeooo:rsid="001d95bb" officeooo:paragraph-rsid="001d95bb" style:font-name-asian="DejaVu Sans Mono" style:font-size-asian="10pt" style:font-name-complex="Liberation Mono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<draw:frame draw:style-name="fr1" draw:name="logo" text:anchor-type="paragraph" svg:x="0.28cm" svg:y="0.109cm" svg:width="3.297cm" svg:height="2.997cm" draw:z-index="0"><draw:image xlink:href="Pictures/10000201000000DC000000C8AEE9409183619CF8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text-input text:description="">${link!"No link!"}</text:text-input></text:p>
      <text:p text:style-name="Preformatted_20_Text"/>
      <text:p text:style-name="Preformatted_20_Text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List</text:p>
          </table:table-cell>
        </table:table-row>
        <table:table-row>
          <table:table-cell table:style-name="Tableau1.A2" office:value-type="string">
            <text:p text:style-name="P1"><text:text-input text:description="">${items}</text:text-input>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5T12:17:48.588972622</dc:date>
    <meta:editing-duration>PT1H55M36S</meta:editing-duration>
    <meta:editing-cycles>5</meta:editing-cycles>
    <meta:generator>LibreOffice/6.0.7.3$Linux_X86_64 LibreOffice_project/00m0$Build-3</meta:generator>
    <meta:document-statistic meta:table-count="1" meta:image-count="1" meta:object-count="0" meta:page-count="1" meta:paragraph-count="3" meta:word-count="8" meta:character-count="34" meta:non-whitespace-character-count="33"/>
  </office:meta>
</office:document-meta>
</file>